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Node.addedState( List newSt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AddNode( NodeState parentState , Name nodeName , Name nodeTypeName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Node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Node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get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getAdded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Node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Node.create( NodeState parentState , Name nodeName , Name nodeTypeName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Node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